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44fba" officeooo:paragraph-rsid="00103a0c"/>
    </style:style>
    <style:style style:name="P3" style:family="paragraph" style:parent-style-name="Text_20_body">
      <style:text-properties officeooo:rsid="0003938f" officeooo:paragraph-rsid="0003938f"/>
    </style:style>
    <style:style style:name="P4" style:family="paragraph" style:parent-style-name="Title">
      <style:text-properties officeooo:rsid="0003938f" officeooo:paragraph-rsid="0003938f"/>
    </style:style>
    <style:style style:name="P5" style:family="paragraph" style:parent-style-name="Text_20_body">
      <style:text-properties officeooo:rsid="000a2abc" officeooo:paragraph-rsid="000a2abc"/>
    </style:style>
    <style:style style:name="P6" style:family="paragraph" style:parent-style-name="Text_20_body">
      <style:text-properties officeooo:rsid="00060852" officeooo:paragraph-rsid="000a2abc"/>
    </style:style>
    <style:style style:name="P7" style:family="paragraph" style:parent-style-name="Text_20_body">
      <style:text-properties officeooo:rsid="000cf014" officeooo:paragraph-rsid="000cf014"/>
    </style:style>
    <style:style style:name="P8" style:family="paragraph" style:parent-style-name="Text_20_body">
      <style:text-properties officeooo:rsid="00103a0c" officeooo:paragraph-rsid="00103a0c"/>
    </style:style>
    <style:style style:name="P9" style:family="paragraph" style:parent-style-name="Text_20_body">
      <style:text-properties officeooo:paragraph-rsid="00103a0c"/>
    </style:style>
    <style:style style:name="P10" style:family="paragraph" style:parent-style-name="Heading_20_1">
      <style:text-properties officeooo:rsid="000a2abc" officeooo:paragraph-rsid="000a2abc"/>
    </style:style>
    <style:style style:name="P11" style:family="paragraph" style:parent-style-name="Heading_20_1">
      <style:text-properties style:use-window-font-color="true" loext:opacity="0%" fo:background-color="transparent"/>
    </style:style>
    <style:style style:name="P12" style:family="paragraph" style:parent-style-name="Heading_20_2">
      <style:text-properties officeooo:rsid="000a2abc" officeooo:paragraph-rsid="000a2abc"/>
    </style:style>
    <style:style style:name="P13" style:family="paragraph" style:parent-style-name="Heading_20_2">
      <style:text-properties officeooo:rsid="00060852" officeooo:paragraph-rsid="00060852"/>
    </style:style>
    <style:style style:name="P14" style:family="paragraph" style:parent-style-name="Heading_20_2">
      <style:text-properties style:use-window-font-color="true" loext:opacity="0%" officeooo:paragraph-rsid="0011e788"/>
    </style:style>
    <style:style style:name="P15" style:family="paragraph" style:parent-style-name="Heading_20_2">
      <style:text-properties style:use-window-font-color="true" loext:opacity="0%"/>
    </style:style>
    <style:style style:name="P16" style:family="paragraph" style:parent-style-name="Text_20_body">
      <style:text-properties officeooo:rsid="00103a0c" officeooo:paragraph-rsid="00103a0c"/>
    </style:style>
    <style:style style:name="P17" style:family="paragraph" style:parent-style-name="Text_20_body">
      <style:text-properties officeooo:rsid="00103a0c" officeooo:paragraph-rsid="0011e788"/>
    </style:style>
    <style:style style:name="P18" style:family="paragraph" style:parent-style-name="Text_20_body">
      <style:text-properties officeooo:rsid="0011e788" officeooo:paragraph-rsid="0011e788"/>
    </style:style>
    <style:style style:name="P19" style:family="paragraph" style:parent-style-name="Text_20_body">
      <style:text-properties officeooo:rsid="00044fba" officeooo:paragraph-rsid="00044fba"/>
    </style:style>
    <style:style style:name="P20" style:family="paragraph" style:parent-style-name="Text_20_body">
      <style:text-properties officeooo:paragraph-rsid="00103a0c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92c51"/>
    </style:style>
    <style:style style:name="T5" style:family="text">
      <style:text-properties officeooo:rsid="000a2abc"/>
    </style:style>
    <style:style style:name="T6" style:family="text">
      <style:text-properties officeooo:rsid="000bd7a2"/>
    </style:style>
    <style:style style:name="T7" style:family="text">
      <style:text-properties officeooo:rsid="000cf014"/>
    </style:style>
    <style:style style:name="T8" style:family="text">
      <style:text-properties officeooo:rsid="000f51e1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0f51e1"/>
    </style:style>
    <style:style style:name="T11" style:family="text">
      <style:text-properties fo:color="#00a933" loext:opacity="100%" officeooo:rsid="0011e788"/>
    </style:style>
    <style:style style:name="T12" style:family="text">
      <style:text-properties officeooo:rsid="00103a0c"/>
    </style:style>
    <style:style style:name="T13" style:family="text">
      <style:text-properties officeooo:rsid="0011e788"/>
    </style:style>
    <style:style style:name="T14" style:family="text">
      <style:text-properties officeooo:rsid="001282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ítulo</text:p>
      <text:p text:style-name="P3"/>
      <text:p text:style-name="P3">Nombre<text:span text:style-name="T4">s</text:span> de<text:span text:style-name="T4"> integrantes con</text:span><text:span text:style-name="T1"> matrícula</text:span></text:p>
      <text:p text:style-name="P1">Licenciatura, Nombre de la UEA, fecha</text:p>
      <text:p text:style-name="P1">UAM Lerma</text:p>
      <text:h text:style-name="P10" text:outline-level="1">Propuesta</text:h>
      <text:p text:style-name="P5">Párrafo que describe la propuesta creativa de la narrativa multimedia colaborativa.<text:span text:style-name="T6"> Incluye una pregunta</text:span><text:span text:style-name="T7"> que dirija la realización de tu proyecto. Como sugerencia puedes enunciarla con una perspectiva de investigación artística. Es decir, partiendo de tu práctica artística y colaborativa, piensa en aquello que te intriga, inquieta o motiva a realizar el trabajo que propones.</text:span></text:p>
      <text:h text:style-name="P12" text:outline-level="2">Objetivos</text:h>
      <text:p text:style-name="P5">Objetivos de la narrativa multimedia colaborativa. Inicia cada uno con un verbo.<text:span text:style-name="T7"> Los objetivos son metas que vas a alcanzar al realizar este trabajo.</text:span></text:p>
      <text:h text:style-name="Heading_20_2" text:outline-level="2">Metodología</text:h>
      <text:p text:style-name="P7">A nivel artístico, describe cómo vas a realizar el trabajo y qué pasos vasa a seguir para contestar tu pregunta.</text:p>
      <text:h text:style-name="Heading_20_2" text:outline-level="2">Imagen descriptiva</text:h>
      <text:p text:style-name="P1">[insertar imagen<text:span text:style-name="T2">, tabla o gráfico </text:span><text:span text:style-name="T5">que describa la propuesta</text:span>]</text:p>
      <text:p text:style-name="P1">Imagen 1. Descripción de la imagen<text:span text:style-name="T2">, tabla o gráfico.</text:span></text:p>
      <text:h text:style-name="P14" text:outline-level="2">Cronograma de trabajo</text:h>
      <text:p text:style-name="P17">Coloca el cronograma de trabajo dividido por semanas. Incluye las actividades del proyecto y los datos que consideres necesarios para avanzar y concluir. Preferentemente incluye las 11 semans del trimestre.</text:p>
      <text:h text:style-name="P11" text:outline-level="1" text:is-list-header="true">Desarrollo</text:h>
      <text:p text:style-name="P8"><text:span text:style-name="T13">P</text:span>árra<text:span text:style-name="T13">f</text:span>o <text:span text:style-name="T13">1:</text:span> <text:span text:style-name="T13">descripción de</text:span> <text:span text:style-name="T13">tu proyecto. Escribe los conceptos, ideas o historias.</text:span></text:p>
      <text:p text:style-name="P18">Párrafo 2: Describe cómo está hecho el proyecto. Aquí puedes mencionar los medios, materiales, técnicas artísticas y tecnologías que utilizaste.</text:p>
      <text:h text:style-name="P15" text:outline-level="2"><text:soft-page-break/><text:span text:style-name="T8">I</text:span>m<text:span text:style-name="T13">ágenes finales del proyecto</text:span></text:h>
      <text:p text:style-name="P9"><text:span text:style-name="T1">[insertar </text:span><text:span text:style-name="T12">imagenes o capturas de pantalla</text:span><text:span text:style-name="T5"> </text:span><text:span text:style-name="T12">del</text:span><text:span text:style-name="T5"> pro</text:span><text:span text:style-name="T12">yecto </text:span><text:span text:style-name="T13">terminado</text:span><text:span text:style-name="T1">]</text:span></text:p>
      <text:p text:style-name="P2">Imagen 1. Descripción de la imagen<text:span text:style-name="T2">, tabla o gráfico.</text:span></text:p>
      <text:h text:style-name="Heading_20_1" text:outline-level="1">Conclusiones</text:h>
      <text:p text:style-name="P9"><text:span text:style-name="T14">Escribe los</text:span><text:span text:style-name="T12"> rersultados </text:span><text:span text:style-name="T14">que obtuviste,</text:span><text:span text:style-name="T12"> las díficultades que enfrent</text:span><text:span text:style-name="T14">aste</text:span><text:span text:style-name="T12"> para </text:span><text:span text:style-name="T14">realizar </text:span><text:span text:style-name="T12">el trabajo colaborativo.</text:span></text:p>
      <text:h text:style-name="P13" text:outline-level="2" text:is-list-header="true">Referen<text:span text:style-name="T5">tes</text:span></text:h>
      <text:p text:style-name="P6">Aquí van las referencias<text:span text:style-name="T5"> de los trabajos artísticos </text:span><text:span text:style-name="T14">y teóricos </text:span><text:span text:style-name="T5">que te inspira</text:span><text:span text:style-name="T14">ron</text:span><text:span text:style-name="T5"> </text:span><text:span text:style-name="T14">para</text:span><text:span text:style-name="T5"> plantear </text:span><text:span text:style-name="T14">y desarrollar </text:span><text:span text:style-name="T5">tu propuesta creativa como son películas, series fotográficas, sitios web, videos, redes sociales, </text:span><text:span text:style-name="T14">librso, artísculos etc.</text:span></text:p>
      <text:p text:style-name="P6"><text:span text:style-name="T5">E</text:span><text:span text:style-name="T3">l aparato crítico</text:span><text:span text:style-name="T5"> será</text:span><text:span text:style-name="T3"> APA</text:span><text:span text:style-name="T5"> versión 7.</text:span></text:p>
      <text:h text:style-name="Heading_20_3" text:outline-level="3">Anexos <text:span text:style-name="T14">(opcional)</text:span></text:h>
      <text:p text:style-name="P8">En esta sección puedes incluir, fragmentos de entrevistas, cuestionarios y/o materiales complementarios que <text:span text:style-name="T14">surgieron en</text:span> <text:span text:style-name="T14">el</text:span> desarroll<text:span text:style-name="T14">o</text:span> tu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4-02-01T13:04:14.711368257</dc:date>
    <meta:editing-duration>PT1H1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01" meta:character-count="2057" meta:non-whitespace-character-count="1784"/>
  </office:meta>
</office:document-meta>
</file>